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5fc7e"/>
    </style:style>
    <style:style style:name="P2" style:family="paragraph" style:parent-style-name="Standard">
      <style:text-properties officeooo:rsid="0005fc7e" officeooo:paragraph-rsid="0005fc7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 | 2 | 3 |</text:p>
      <text:p text:style-name="Standard">-----------</text:p>
      <text:p text:style-name="Standard">4 | 5 | 6 |</text:p>
      <text:p text:style-name="Standard">-----------</text:p>
      <text:p text:style-name="Standard">7 | 8 | 9 |</text:p>
      <text:p text:style-name="Standard"/>
      <text:p text:style-name="Standard">choose your place on board:1</text:p>
      <text:p text:style-name="Standard">PLAYER 1&gt;&gt;</text:p>
      <text:p text:style-name="Standard">X | 2 | 3 |</text:p>
      <text:p text:style-name="Standard">-----------</text:p>
      <text:p text:style-name="Standard">4 | 5 | 6 |</text:p>
      <text:p text:style-name="Standard">-----------</text:p>
      <text:p text:style-name="Standard">7 | 8 | 9 |</text:p>
      <text:p text:style-name="Standard"/>
      <text:p text:style-name="Standard">choose your place on board:5</text:p>
      <text:p text:style-name="Standard">PLAYER 2&gt;&gt;</text:p>
      <text:p text:style-name="Standard">X | 2 | 3 |</text:p>
      <text:p text:style-name="Standard">-----------</text:p>
      <text:p text:style-name="Standard">4 | O | 6 |</text:p>
      <text:p text:style-name="Standard">-----------</text:p>
      <text:p text:style-name="Standard">7 | 8 | 9 |</text:p>
      <text:p text:style-name="Standard"/>
      <text:p text:style-name="Standard">choose your place on board:2</text:p>
      <text:p text:style-name="Standard">PLAYER 1&gt;&gt;</text:p>
      <text:p text:style-name="Standard">X | X | 3 |</text:p>
      <text:p text:style-name="Standard">-----------</text:p>
      <text:p text:style-name="Standard">4 | O | 6 |</text:p>
      <text:p text:style-name="Standard">-----------</text:p>
      <text:p text:style-name="Standard">7 | 8 | 9 |</text:p>
      <text:p text:style-name="Standard"/>
      <text:p text:style-name="Standard">choose your place on board:6</text:p>
      <text:p text:style-name="Standard">PLAYER 2&gt;&gt;</text:p>
      <text:p text:style-name="Standard">X | X | 3 |</text:p>
      <text:p text:style-name="Standard">-----------</text:p>
      <text:p text:style-name="Standard">4 | O | O |</text:p>
      <text:p text:style-name="Standard">-----------</text:p>
      <text:p text:style-name="Standard">7 | 8 | 9 |</text:p>
      <text:p text:style-name="Standard"/>
      <text:p text:style-name="Standard">choose your place on board:3</text:p>
      <text:p text:style-name="Standard">PLAYER 1&gt;&gt;</text:p>
      <text:p text:style-name="Standard">X | X | X |</text:p>
      <text:p text:style-name="Standard">-----------</text:p>
      <text:p text:style-name="Standard">4 | O | O |</text:p>
      <text:p text:style-name="Standard">-----------</text:p>
      <text:p text:style-name="Standard">7 | 8 | 9 |</text:p>
      <text:p text:style-name="P2">Game over</text:p>
      <text:p text:style-name="P1">Hurrah!! Player 1 won the game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6T12:30:31.392747852</meta:creation-date>
    <dc:date>2018-12-06T12:32:26.964811673</dc:date>
    <meta:editing-duration>PT1M56S</meta:editing-duration>
    <meta:editing-cycles>1</meta:editing-cycles>
    <meta:document-statistic meta:table-count="0" meta:image-count="0" meta:object-count="0" meta:page-count="1" meta:paragraph-count="42" meta:word-count="163" meta:character-count="561" meta:non-whitespace-character-count="440"/>
    <meta:generator>LibreOffice/6.0.6.2$Linux_X86_64 LibreOffice_project/00m0$Build-2</meta:generator>
  </office:meta>
</office:document-meta>
</file>